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30000000D7DCC6757.png" manifest:media-type="image/png"/>
  <manifest:file-entry manifest:full-path="Pictures/10001C23000005500000015316E3E389.svg" manifest:media-type="image/svg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Source Code Pro" svg:font-family="'Source Code Pro'" style:font-adornments="Обычный" style:font-pitch="fixed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298cm" style:rel-column-width="5002*"/>
    </style:style>
    <style:style style:name="Таблица1.B" style:family="table-column">
      <style:table-column-properties style:column-width="4.36cm" style:rel-column-width="16810*"/>
    </style:style>
    <style:style style:name="Таблица1.C" style:family="table-column">
      <style:table-column-properties style:column-width="2.828cm" style:rel-column-width="10903*"/>
    </style:style>
    <style:style style:name="Таблица1.D" style:family="table-column">
      <style:table-column-properties style:column-width="2.831cm" style:rel-column-width="10916*"/>
    </style:style>
    <style:style style:name="Таблица1.E" style:family="table-column">
      <style:table-column-properties style:column-width="2.826cm" style:rel-column-width="10896*"/>
    </style:style>
    <style:style style:name="Таблица1.F" style:family="table-column">
      <style:table-column-properties style:column-width="2.856cm" style:rel-column-width="11008*"/>
    </style:style>
    <style:style style:name="Таблица1.1" style:family="table-row">
      <style:table-row-properties style:min-row-height="0.697cm"/>
    </style:style>
    <style:style style:name="Таблица1.A1" style:family="table-cell">
      <style:table-cell-properties style:vertical-align="middle" fo:padding="0.199cm" fo:border-left="0.5pt solid #000000" fo:border-right="none" fo:border-top="0.5pt solid #000000" fo:border-bottom="0.5pt solid #000000"/>
    </style:style>
    <style:style style:name="Таблица1.D1" style:family="table-cell">
      <style:table-cell-properties style:vertical-align="middle" fo:padding="0.199cm" fo:border="0.5pt solid #000000"/>
    </style:style>
    <style:style style:name="Таблица1.A2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199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298cm" style:rel-column-width="5002*"/>
    </style:style>
    <style:style style:name="Таблица2.B" style:family="table-column">
      <style:table-column-properties style:column-width="4.36cm" style:rel-column-width="16810*"/>
    </style:style>
    <style:style style:name="Таблица2.C" style:family="table-column">
      <style:table-column-properties style:column-width="2.828cm" style:rel-column-width="10903*"/>
    </style:style>
    <style:style style:name="Таблица2.D" style:family="table-column">
      <style:table-column-properties style:column-width="2.831cm" style:rel-column-width="10916*"/>
    </style:style>
    <style:style style:name="Таблица2.E" style:family="table-column">
      <style:table-column-properties style:column-width="2.826cm" style:rel-column-width="10896*"/>
    </style:style>
    <style:style style:name="Таблица2.F" style:family="table-column">
      <style:table-column-properties style:column-width="2.856cm" style:rel-column-width="11008*"/>
    </style:style>
    <style:style style:name="Таблица2.1" style:family="table-row">
      <style:table-row-properties style:min-row-height="0.697cm"/>
    </style:style>
    <style:style style:name="Таблица2.A1" style:family="table-cell">
      <style:table-cell-properties style:vertical-align="middle" fo:padding="0.199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199cm" fo:border="0.5pt solid #000000"/>
    </style:style>
    <style:style style:name="Таблица2.A2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Таблица2.F2" style:family="table-cell">
      <style:table-cell-properties style:vertical-align="middle" fo:padding="0.199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fo:margin-top="0cm" fo:margin-bottom="0.3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199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none"/>
    </style:style>
    <style:style style:name="P1" style:family="paragraph" style:parent-style-name="Основной_20_текст_20_на_20_титульной" style:master-page-name="First_20_Page">
      <style:paragraph-properties style:page-number="auto"/>
    </style:style>
    <style:style style:name="P2" style:family="paragraph" style:parent-style-name="Основной_20_текст_20_на_20_титульной">
      <style:text-properties officeooo:rsid="0033b918" officeooo:paragraph-rsid="0033b918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5.748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4.49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0ff272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fo:background-color="transparent"/>
    </style:style>
    <style:style style:name="P10" style:family="paragraph" style:parent-style-name="Text_20_body">
      <style:text-properties officeooo:rsid="001438f3" officeooo:paragraph-rsid="001438f3"/>
    </style:style>
    <style:style style:name="P11" style:family="paragraph" style:parent-style-name="Text_20_body" style:list-style-name="L1"/>
    <style:style style:name="P12" style:family="paragraph" style:parent-style-name="Drawing">
      <style:text-properties officeooo:paragraph-rsid="001645ea"/>
    </style:style>
    <style:style style:name="P13" style:family="paragraph" style:parent-style-name="Drawing">
      <style:text-properties officeooo:paragraph-rsid="00234cf9"/>
    </style:style>
    <style:style style:name="P14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20pt" style:language-asian="zh" style:country-asian="CN" style:font-style-asian="normal" style:font-weight-asian="normal" style:font-family-complex="'Lohit Hind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 style:parent-style-name="Table">
      <style:paragraph-properties fo:keep-with-next="always"/>
      <style:text-properties officeooo:paragraph-rsid="00234cf9"/>
    </style:style>
    <style:style style:name="P29" style:family="paragraph" style:parent-style-name="Table_20_Contents" style:list-style-name="Нумерация_20_строк_20_в_20_таблице"/>
    <style:style style:name="P30" style:family="paragraph" style:parent-style-name="Text_20_body">
      <style:paragraph-properties fo:margin-left="0cm" fo:text-indent="0cm" style:auto-text-indent="false"/>
    </style:style>
    <style:style style:name="P31" style:family="paragraph" style:parent-style-name="Text_20_body">
      <style:paragraph-properties fo:margin-left="0cm" fo:text-indent="0cm" style:auto-text-indent="false"/>
      <style:text-properties officeooo:rsid="00184c1a" officeooo:paragraph-rsid="00184c1a"/>
    </style:style>
    <style:style style:name="P32" style:family="paragraph" style:parent-style-name="Table_20_Contents">
      <style:text-properties officeooo:paragraph-rsid="00179072"/>
    </style:style>
    <style:style style:name="P33" style:family="paragraph" style:parent-style-name="Table_20_Contents" style:list-style-name="Нумерация_20_строк_20_в_20_таблице">
      <style:text-properties officeooo:paragraph-rsid="00179072"/>
    </style:style>
    <style:style style:name="P34" style:family="paragraph" style:parent-style-name="Standard">
      <style:paragraph-properties fo:margin-left="0cm" fo:text-indent="0cm" style:auto-text-indent="false"/>
      <style:text-properties officeooo:paragraph-rsid="00179072"/>
    </style:style>
    <style:style style:name="P3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end" style:justify-single-word="false"/>
    </style:style>
    <style:style style:name="P40" style:family="paragraph" style:parent-style-name="Standard">
      <style:text-properties officeooo:paragraph-rsid="0018bff8"/>
    </style:style>
    <style:style style:name="P41" style:family="paragraph" style:parent-style-name="Text_20_body">
      <style:text-properties officeooo:paragraph-rsid="00360b9e"/>
    </style:style>
    <style:style style:name="P42" style:family="paragraph" style:parent-style-name="Text_20_body">
      <style:text-properties officeooo:rsid="00347c7e" officeooo:paragraph-rsid="00360b9e"/>
    </style:style>
    <style:style style:name="P43" style:family="paragraph" style:parent-style-name="Text_20_body">
      <style:paragraph-properties style:vertical-align="baselin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347c7e" officeooo:paragraph-rsid="00360b9e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 style:parent-style-name="Heading_20_2">
      <style:text-properties officeooo:rsid="0033b918" officeooo:paragraph-rsid="0033b918"/>
    </style:style>
    <style:style style:name="P46" style:family="paragraph" style:parent-style-name="Footnote">
      <style:text-properties officeooo:rsid="001b2a57" officeooo:paragraph-rsid="001b2a57"/>
    </style:style>
    <style:style style:name="P47" style:family="paragraph" style:parent-style-name="Footnote">
      <style:text-properties officeooo:rsid="0023a124" officeooo:paragraph-rsid="0023a124"/>
    </style:style>
    <style:style style:name="P48" style:family="paragraph" style:parent-style-name="Text_20_body">
      <style:text-properties officeooo:rsid="002afe93" officeooo:paragraph-rsid="002afe93"/>
    </style:style>
    <style:style style:name="P49" style:family="paragraph" style:parent-style-name="Text_20_body" style:list-style-name="L2">
      <style:text-properties officeooo:rsid="002afe93" officeooo:paragraph-rsid="002afe93"/>
    </style:style>
    <style:style style:name="P50" style:family="paragraph" style:parent-style-name="Text_20_body" style:list-style-name="L3">
      <style:text-properties officeooo:rsid="002afe93" officeooo:paragraph-rsid="002afe93"/>
    </style:style>
    <style:style style:name="P51" style:family="paragraph" style:parent-style-name="Text_20_body">
      <style:text-properties officeooo:rsid="002b7efc" officeooo:paragraph-rsid="002b7efc"/>
    </style:style>
    <style:style style:name="P52" style:family="paragraph" style:parent-style-name="Text_20_body" style:list-style-name="L4">
      <style:text-properties officeooo:rsid="002b7efc" officeooo:paragraph-rsid="002b7efc"/>
    </style:style>
    <style:style style:name="P53" style:family="paragraph" style:parent-style-name="Text_20_body" style:list-style-name="L5">
      <style:text-properties officeooo:rsid="002b7efc" officeooo:paragraph-rsid="002b7efc"/>
    </style:style>
    <style:style style:name="P54" style:family="paragraph" style:parent-style-name="Text_20_body" style:list-style-name="L6">
      <style:text-properties officeooo:rsid="002b7efc" officeooo:paragraph-rsid="002b7efc"/>
    </style:style>
    <style:style style:name="P55" style:family="paragraph" style:parent-style-name="Text_20_body" style:list-style-name="L7">
      <style:text-properties officeooo:paragraph-rsid="002b7efc"/>
    </style:style>
    <style:style style:name="P56" style:family="paragraph" style:parent-style-name="Text_20_body" style:list-style-name="L7">
      <style:text-properties officeooo:rsid="002b7efc" officeooo:paragraph-rsid="00360b9e"/>
    </style:style>
    <style:style style:name="P57" style:family="paragraph" style:parent-style-name="Text_20_body" style:list-style-name="Нумерация_20_источников" style:master-page-name="">
      <loext:graphic-properties draw:fill="none"/>
      <style:paragraph-properties fo:margin-top="0cm" fo:margin-bottom="0cm" style:contextual-spacing="true" fo:line-height="150%" fo:text-align="justify" style:justify-single-word="false" style:page-number="auto" fo:background-color="transparent"/>
      <style:text-properties officeooo:paragraph-rsid="00292d7c"/>
    </style:style>
    <style:style style:name="P58" style:family="paragraph" style:parent-style-name="Text_20_body" style:list-style-name="Нумерация_20_источников">
      <loext:graphic-properties draw:fill="none"/>
      <style:paragraph-properties fo:margin-top="0cm" fo:margin-bottom="0cm" style:contextual-spacing="true" fo:line-height="150%" fo:text-align="justify" style:justify-single-word="false" fo:background-color="transparent"/>
      <style:text-properties officeooo:paragraph-rsid="00292d7c"/>
    </style:style>
    <style:style style:name="P59" style:family="paragraph" style:parent-style-name="Heading_20_1">
      <style:paragraph-properties fo:break-before="page"/>
      <style:text-properties officeooo:paragraph-rsid="00360b9e"/>
    </style:style>
    <style:style style:name="P60" style:family="paragraph" style:parent-style-name="Heading_20_1">
      <style:text-properties officeooo:paragraph-rsid="00360b9e"/>
    </style:style>
    <style:style style:name="P61" style:family="paragraph" style:parent-style-name="Text_20_body">
      <style:paragraph-properties fo:margin-left="0cm" fo:text-indent="0cm" style:auto-text-indent="false"/>
      <style:text-properties officeooo:paragraph-rsid="00360b9e"/>
    </style:style>
    <style:style style:name="P62" style:family="paragraph" style:parent-style-name="Text_20_body">
      <style:paragraph-properties fo:margin-left="0cm" fo:text-indent="0cm" style:auto-text-indent="false"/>
      <style:text-properties officeooo:rsid="0037dee9" officeooo:paragraph-rsid="00360b9e"/>
    </style:style>
    <style:style style:name="P63" style:family="paragraph" style:parent-style-name="Листинг">
      <style:paragraph-properties fo:keep-with-next="always"/>
      <style:text-properties officeooo:paragraph-rsid="0023a124"/>
    </style:style>
    <style:style style:name="P64" style:family="paragraph" style:parent-style-name="Оформление_20_кода" style:list-style-name="Нумерация_20_строк_20_кода">
      <style:text-properties officeooo:paragraph-rsid="00360b9e"/>
    </style:style>
    <style:style style:name="P65" style:family="paragraph" style:parent-style-name="Листинг">
      <style:paragraph-properties fo:keep-with-next="always"/>
    </style:style>
    <style:style style:name="P66" style:family="paragraph" style:parent-style-name="Оформление_20_кода" style:list-style-name="Нумерация_20_строк_20_кода"/>
    <style:style style:name="P67" style:family="paragraph" style:parent-style-name="Heading_20_1">
      <style:text-properties officeooo:rsid="0033b918" officeooo:paragraph-rsid="00360b9e"/>
    </style:style>
    <style:style style:name="P68" style:family="paragraph" style:parent-style-name="Text_20_body">
      <style:text-properties officeooo:rsid="002a122f" officeooo:paragraph-rsid="002a122f"/>
    </style:style>
    <style:style style:name="P69" style:family="paragraph" style:parent-style-name="Text_20_body" style:list-style-name="L8">
      <style:text-properties officeooo:rsid="002a122f" officeooo:paragraph-rsid="002a122f"/>
    </style:style>
    <style:style style:name="T1" style:family="text">
      <style:text-properties officeooo:rsid="00177bf7"/>
    </style:style>
    <style:style style:name="T2" style:family="text">
      <style:text-properties officeooo:rsid="0018bff8"/>
    </style:style>
    <style:style style:name="T3" style:family="text">
      <style:text-properties officeooo:rsid="001fb69e"/>
    </style:style>
    <style:style style:name="T4" style:family="text">
      <style:text-properties officeooo:rsid="0033b918"/>
    </style:style>
    <style:style style:name="T5" style:family="text">
      <style:text-properties officeooo:rsid="00347c7e"/>
    </style:style>
    <style:style style:name="T6" style:family="text">
      <style:text-properties style:text-position="0% 100%"/>
    </style:style>
    <style:style style:name="T7" style:family="text">
      <style:text-properties officeooo:rsid="00339e80"/>
    </style:style>
    <style:style style:name="T8" style:family="text">
      <style:text-properties officeooo:rsid="001c1d0e"/>
    </style:style>
    <style:style style:name="T9" style:family="text">
      <style:text-properties style:text-position="super 58%"/>
    </style:style>
    <style:style style:name="T10" style:family="text">
      <style:text-properties officeooo:rsid="0023a124"/>
    </style:style>
    <style:style style:name="T11" style:family="text">
      <style:text-properties officeooo:rsid="0037368d"/>
    </style:style>
    <style:style style:name="T12" style:family="text">
      <style:text-properties officeooo:rsid="002b7efc"/>
    </style:style>
    <style:style style:name="T13" style:family="text">
      <style:text-properties officeooo:rsid="001ca832"/>
    </style:style>
    <style:style style:name="T14" style:family="text">
      <style:text-properties officeooo:rsid="0037dee9"/>
    </style:style>
    <style:style style:name="T15" style:family="text">
      <style:text-properties officeooo:rsid="0039c802"/>
    </style:style>
    <style:style style:name="T16" style:family="text">
      <style:text-properties officeooo:rsid="0025e476"/>
    </style:style>
    <style:style style:name="T17" style:family="text">
      <style:text-properties officeooo:rsid="00271bda"/>
    </style:style>
    <style:style style:name="T18" style:family="text">
      <style:text-properties officeooo:rsid="0034b12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writing-mode="lr-tb" loext:decorative="false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2" svg:stroke-width="0cm" svg:stroke-color="#dddddd" draw:marker-start="" draw:marker-start-width="0.199cm" draw:marker-start-center="false" draw:marker-end="" draw:marker-end-width="0.199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" style:family="graphic">
      <style:graphic-properties loext:decorative="false" style:run-through="foreground"/>
    </style:style>
    <style:style style:name="gr4" style:family="graphic">
      <style:graphic-properties draw:stroke="solid" draw:stroke-dash="Dashed_20__28_var_29__20_2" svg:stroke-width="0.041cm" svg:stroke-color="#ffffff" draw:marker-start="" draw:marker-start-width="0.259cm" draw:marker-start-center="false" draw:marker-end="" draw:marker-end-width="0.259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6cm" fo:padding-bottom="0.046cm" fo:padding-left="0.169cm" fo:padding-right="0.169cm" fo:wrap-option="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" style:family="graphic">
      <style:graphic-properties draw:stroke="solid" draw:stroke-dash="Dashed_20__28_var_29__20_2" svg:stroke-width="0.041cm" svg:stroke-color="#ffffff" draw:marker-start="" draw:marker-start-width="0.259cm" draw:marker-start-center="false" draw:marker-end="" draw:marker-end-width="0.259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6cm" fo:padding-bottom="0.046cm" fo:padding-left="0.169cm" fo:padding-right="0.169cm" fo:wrap-option="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" style:family="graphic">
      <style:graphic-properties draw:stroke="solid" draw:stroke-dash="Dashed_20__28_var_29__20_2" svg:stroke-width="0.041cm" svg:stroke-color="#ffffff" draw:marker-start="" draw:marker-start-width="0.259cm" draw:marker-start-center="false" draw:marker-end="" draw:marker-end-width="0.259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" style:family="graphic">
      <style:graphic-properties draw:stroke="solid" draw:stroke-dash="Dashed_20__28_var_29__20_2" svg:stroke-width="0.041cm" svg:stroke-color="#000000" draw:marker-start="" draw:marker-start-width="0.259cm" draw:marker-start-center="false" draw:marker-end="" draw:marker-end-width="0.259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" style:family="graphic">
      <style:graphic-properties draw:stroke="solid" draw:stroke-dash="Dashed_20__28_var_29__20_2" svg:stroke-width="0.041cm" svg:stroke-color="#808080" draw:marker-start="" draw:marker-start-width="0.259cm" draw:marker-start-center="false" draw:marker-end="" draw:marker-end-width="0.259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" style:family="graphic">
      <style:graphic-properties draw:stroke="solid" draw:stroke-dash="Dashed_20__28_var_29__20_2" svg:stroke-width="0.041cm" svg:stroke-color="#ffffff" draw:marker-start="" draw:marker-start-width="0.259cm" draw:marker-start-center="false" draw:marker-end="" draw:marker-end-width="0.259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0" style:family="graphic">
      <style:graphic-properties draw:stroke="solid" draw:stroke-dash="Dashed_20__28_var_29__20_2" svg:stroke-width="0.041cm" svg:stroke-color="#808080" draw:marker-start="" draw:marker-start-width="0.259cm" draw:marker-start-center="false" draw:marker-end="" draw:marker-end-width="0.259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" style:family="graphic">
      <style:graphic-properties draw:stroke="solid" draw:stroke-dash="Dashed_20__28_var_29__20_2" svg:stroke-width="0.041cm" svg:stroke-color="#fbc98e" draw:marker-start="" draw:marker-start-width="0.259cm" draw:marker-start-center="false" draw:marker-end="" draw:marker-end-width="0.259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" style:family="graphic">
      <style:graphic-properties draw:stroke="solid" draw:stroke-dash="Dashed_20__28_var_29__20_2" svg:stroke-width="0.041cm" svg:stroke-color="#fbc98e" draw:marker-start="" draw:marker-start-width="0.259cm" draw:marker-start-center="false" draw:marker-end="" draw:marker-end-width="0.259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" style:family="graphic">
      <style:graphic-properties draw:stroke="solid" draw:stroke-dash="Dashed_20__28_var_29__20_2" svg:stroke-width="0.041cm" svg:stroke-color="#000000" draw:marker-start="" draw:marker-start-width="0.259cm" draw:marker-start-center="false" draw:marker-end="" draw:marker-end-width="0.259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5cm" fo:min-width="0.499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" style:family="graphic">
      <style:graphic-properties draw:stroke="solid" draw:stroke-dash="Dashed_20__28_var_29__20_2" svg:stroke-width="0.041cm" svg:stroke-color="#ffffff" draw:marker-start="" draw:marker-start-width="0.259cm" draw:marker-start-center="false" draw:marker-end="" draw:marker-end-width="0.259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" style:family="graphic">
      <style:graphic-properties draw:stroke="solid" draw:stroke-dash="Dashed_20__28_var_29__20_2" svg:stroke-width="0.041cm" svg:stroke-color="#fbc98e" draw:marker-start="" draw:marker-start-width="0.259cm" draw:marker-start-center="false" draw:marker-end="" draw:marker-end-width="0.259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" style:family="graphic">
      <style:graphic-properties draw:stroke="solid" draw:stroke-dash="Dashed_20__28_var_29__20_2" svg:stroke-width="0.041cm" svg:stroke-color="#000000" draw:marker-start="" draw:marker-start-width="0.259cm" draw:marker-start-center="false" draw:marker-end="" draw:marker-end-width="0.259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" style:family="graphic">
      <style:graphic-properties style:writing-mode="lr-tb" loext:decorative="false" style:run-through="foreground"/>
    </style:style>
    <style:style style:name="gr18" style:family="graphic">
      <style:graphic-properties draw:stroke="solid" draw:stroke-dash="Dashed_20__28_var_29__20_2" svg:stroke-width="0.041cm" svg:stroke-color="#000000" draw:marker-start="" draw:marker-start-width="0.259cm" draw:marker-start-center="false" draw:marker-end="" draw:marker-end-width="0.259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69cm" fo:min-width="0.688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foreground"/>
    </style:style>
    <style:style style:name="gr19" style:family="graphic">
      <style:graphic-properties draw:stroke="solid" draw:stroke-dash="Dashed_20__28_var_29__20_2" svg:stroke-width="0.041cm" svg:stroke-color="#000000" draw:marker-start="" draw:marker-start-width="0.259cm" draw:marker-start-center="false" draw:marker-end="" draw:marker-end-width="0.259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2cm" fo:min-width="0.33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foreground"/>
    </style:style>
    <style:style style:name="gr20" style:family="graphic">
      <style:graphic-properties draw:stroke="solid" draw:stroke-dash="Dashed_20__28_var_29__20_2" svg:stroke-width="0.041cm" svg:stroke-color="#000000" draw:marker-start="" draw:marker-start-width="0.259cm" draw:marker-start-center="false" draw:marker-end="" draw:marker-end-width="0.259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56cm" fo:min-width="0.413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 style:run-through="foreground"/>
    </style:style>
    <style:style style:name="gr21" style:family="graphic">
      <style:graphic-properties draw:stroke="solid" draw:stroke-dash="Dashed_20__28_var_29__20_2" svg:stroke-width="0.041cm" svg:stroke-color="#808080" draw:marker-start="" draw:marker-start-width="0.259cm" draw:marker-start-center="false" draw:marker-end="" draw:marker-end-width="0.259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2" style:family="graphic">
      <style:graphic-properties draw:stroke="solid" draw:stroke-dash="Dashed_20__28_var_29__20_2" svg:stroke-width="0.041cm" svg:stroke-color="#ffffff" draw:marker-start="" draw:marker-start-width="0.259cm" draw:marker-start-center="false" draw:marker-end="" draw:marker-end-width="0.259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" style:family="graphic">
      <style:graphic-properties loext:decorative="false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41cm" svg:stroke-color="#ffffff" draw:marker-start="" draw:marker-start-width="0.259cm" draw:marker-start-center="false" draw:marker-end="" draw:marker-end-width="0.259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6cm" fo:padding-bottom="0.046cm" fo:padding-left="0.169cm" fo:padding-right="0.169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5" style:family="graphic">
      <style:graphic-properties draw:stroke="solid" svg:stroke-width="0.041cm" svg:stroke-color="#ffffff" draw:marker-start="" draw:marker-start-width="0.259cm" draw:marker-start-center="false" draw:marker-end="" draw:marker-end-width="0.259cm" draw:marker-end-center="false" svg:stroke-opacity="100%" draw:stroke-linejoin="round"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6cm" fo:padding-bottom="0.046cm" fo:padding-left="0.169cm" fo:padding-right="0.169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6" style:family="graphic">
      <style:graphic-properties draw:stroke="solid" svg:stroke-width="0.041cm" svg:stroke-color="#ffffff" draw:marker-start="" draw:marker-start-width="0.259cm" draw:marker-start-center="false" draw:marker-end="" draw:marker-end-width="0.259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7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" style:family="graphic">
      <style:graphic-properties draw:stroke="solid" svg:stroke-width="0.041cm" svg:stroke-color="#7f7f7f" draw:marker-start="" draw:marker-start-width="0.259cm" draw:marker-start-center="false" draw:marker-end="" draw:marker-end-width="0.259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9" style:family="graphic">
      <style:graphic-properties draw:stroke="solid" svg:stroke-width="0.041cm" svg:stroke-color="#be1e2d" draw:marker-start="" draw:marker-start-width="0.259cm" draw:marker-start-center="false" draw:marker-end="" draw:marker-end-width="0.259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0" style:family="graphic">
      <style:graphic-properties draw:stroke="solid" svg:stroke-width="0.041cm" svg:stroke-color="#0073bc" draw:marker-start="" draw:marker-start-width="0.259cm" draw:marker-start-center="false" draw:marker-end="" draw:marker-end-width="0.259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1" style:family="graphic">
      <style:graphic-properties draw:stroke="solid" draw:stroke-dash="Fine_20_Dashed" svg:stroke-width="0.041cm" svg:stroke-color="#7f7f7f" draw:marker-start="" draw:marker-start-width="0.259cm" draw:marker-start-center="false" draw:marker-end="" draw:marker-end-width="0.259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" style:family="graphic">
      <style:graphic-properties draw:stroke="solid" svg:stroke-width="0.041cm" svg:stroke-color="#666666" draw:marker-start="" draw:marker-start-width="0.259cm" draw:marker-start-center="false" draw:marker-end="" draw:marker-end-width="0.259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6cm" fo:padding-bottom="0.046cm" fo:padding-left="0.169cm" fo:padding-right="0.169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 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1" text:separation-character="." text:name="Equation"/>
      </text:sequence-decls>
      <text:p text:style-name="P1">Министерство образования и науки</text:p>
      <text:p text:style-name="Основной_20_текст_20_на_20_титульной">Краснодарского края</text:p>
      <text:p text:style-name="Основной_20_текст_20_на_20_титульной">ГБПОУ КК ЕПК</text:p>
      <text:p text:style-name="Text_20_body"/>
      <text:p text:style-name="Text_20_body"/>
      <text:p text:style-name="Основной_20_текст_20_на_20_титульной">Отделение педагогики</text:p>
      <text:p text:style-name="Основной_20_текст_20_на_20_титульной">Специальность 09.02.07 Информационные системы и программирование</text:p>
      <text:p text:style-name="Text_20_body"/>
      <text:p text:style-name="Text_20_body"/>
      <text:p text:style-name="Text_20_body"/>
      <text:p text:style-name="Основной_20_текст_20_на_20_титульной">Студент (ка) И-41 группы</text:p>
      <text:p text:style-name="Основной_20_текст_20_на_20_титульной">ИВАНОВ ИВАН ИВАНОВИЧ</text:p>
      <text:p text:style-name="Text_20_body"/>
      <text:p text:style-name="Заголовок_20_на_20_титульной">АВТОМАТИЗИРОВАННАЯ СИСТЕМА УЧЕТА ТОВАРА ПОСТУПИВШЕГО НА СКЛАД</text:p>
      <text:p text:style-name="P2">Дипломная работа</text:p>
      <text:p text:style-name="Text_20_body"/>
      <text:p text:style-name="Text_20_body"/>
      <text:p text:style-name="Text_20_body"/>
      <text:p text:style-name="Text_20_body"/>
      <text:p text:style-name="Блок_20_научного_20_руководителя">Научный руководитель:</text:p>
      <text:p text:style-name="Блок_20_научного_20_руководителя">Фомин Андрей Томасович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Основной_20_текст_20_на_20_титульной"/>
      <text:p text:style-name="Основной_20_текст_20_на_20_титульной">г. Ейск, 2025 г.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3"><text:a xlink:type="simple" xlink:href="#__RefHeading___Toc8882_1636301399" office:name="ПЕРЕЧЕНЬ СОКРАЩЕНИЙ И ОБОЗНАЧЕНИЙ" text:style-name="Index_20_Link" text:visited-style-name="Index_20_Link">ПЕРЕЧЕНЬ СОКРАЩЕНИЙ И ОБОЗНАЧЕНИЙ<text:tab/>3</text:a></text:p>
          <text:p text:style-name="P3"><text:a xlink:type="simple" xlink:href="#__RefHeading___Toc8884_1636301399" office:name="ВВЕДЕНИЕ" text:style-name="Index_20_Link" text:visited-style-name="Index_20_Link">ВВЕДЕНИЕ<text:tab/>4</text:a></text:p>
          <text:p text:style-name="P3"><text:a xlink:type="simple" xlink:href="#__RefHeading___Toc8886_1636301399" office:name="ГЛАВА 1 ПРОЕКТИРОВАНИЕ ПРИЛОЖЕНИЯ" text:style-name="Index_20_Link" text:visited-style-name="Index_20_Link">ГЛАВА 1 ПРОЕКТИРОВАНИЕ ПРИЛОЖЕНИЯ<text:tab/>5</text:a></text:p>
          <text:p text:style-name="P4"><text:a xlink:type="simple" xlink:href="#__RefHeading___Toc8888_1636301399" office:name="1.1 Модель предметной области" text:style-name="Index_20_Link" text:visited-style-name="Index_20_Link">1.1 Модель предметной области<text:tab/>5</text:a></text:p>
          <text:p text:style-name="P4"><text:a xlink:type="simple" xlink:href="#__RefHeading___Toc8890_1636301399" office:name="1.2 Предварительное определение требований" text:style-name="Index_20_Link" text:visited-style-name="Index_20_Link">1.2 Предварительное определение требований<text:tab/>5</text:a></text:p>
          <text:p text:style-name="P4"><text:a xlink:type="simple" xlink:href="#__RefHeading___Toc8892_1636301399" office:name="1.3 Показатели экономической эффективности" text:style-name="Index_20_Link" text:visited-style-name="Index_20_Link">1.3 Показатели экономической эффективности<text:tab/>6</text:a></text:p>
          <text:p text:style-name="P3"><text:a xlink:type="simple" xlink:href="#__RefHeading___Toc8894_1636301399" office:name="ГЛАВА 2 РЕАЛИЗАЦИЯ ПРОГРАММНЫХ МОДУЛЕЙ" text:style-name="Index_20_Link" text:visited-style-name="Index_20_Link">ГЛАВА 2 РЕАЛИЗАЦИЯ ПРОГРАММНЫХ МОДУЛЕЙ<text:tab/>8</text:a></text:p>
          <text:p text:style-name="P4"><text:a xlink:type="simple" xlink:href="#__RefHeading___Toc19695_1636301399" office:name="2.1 Технологии программирования" text:style-name="Index_20_Link" text:visited-style-name="Index_20_Link">2.1 Технологии программирования<text:tab/>8</text:a></text:p>
          <text:p text:style-name="P4"><text:a xlink:type="simple" xlink:href="#__RefHeading___Toc8896_1636301399" office:name="2.2 Описание программных модулей" text:style-name="Index_20_Link" text:visited-style-name="Index_20_Link">2.2 Описание программных модулей<text:tab/>8</text:a></text:p>
          <text:p text:style-name="P4"><text:a xlink:type="simple" xlink:href="#__RefHeading___Toc8898_1636301399" office:name="2.3 Интеграция программных модулей" text:style-name="Index_20_Link" text:visited-style-name="Index_20_Link">2.3 Интеграция программных модулей<text:tab/>8</text:a></text:p>
          <text:p text:style-name="P4"><text:a xlink:type="simple" xlink:href="#__RefHeading___Toc8900_1636301399" office:name="2.4 Описание программного интерфейса" text:style-name="Index_20_Link" text:visited-style-name="Index_20_Link">2.4 Описание программного интерфейса<text:tab/>8</text:a></text:p>
          <text:p text:style-name="P5"><text:a xlink:type="simple" xlink:href="#__RefHeading___Toc11261_1636301399" office:name="2.4.1 Первый пункт" text:style-name="Index_20_Link" text:visited-style-name="Index_20_Link">2.4.1 Первый пункт<text:tab/>8</text:a></text:p>
          <text:p text:style-name="P5"><text:a xlink:type="simple" xlink:href="#__RefHeading___Toc11263_1636301399" office:name="2.4.2 Это второй пункт" text:style-name="Index_20_Link" text:visited-style-name="Index_20_Link">2.4.2 Это второй пункт<text:tab/>9</text:a></text:p>
          <text:p text:style-name="P3"><text:a xlink:type="simple" xlink:href="#__RefHeading___Toc8902_1636301399" office:name="ЗАКЛЮЧЕНИЕ" text:style-name="Index_20_Link" text:visited-style-name="Index_20_Link">ЗАКЛЮЧЕНИЕ<text:tab/>11</text:a></text:p>
          <text:p text:style-name="P3"><text:a xlink:type="simple" xlink:href="#__RefHeading___Toc8904_1636301399" office:name="СПИСОК ИСПОЛЬЗОВАННЫХ ИСТОЧНИКОВ" text:style-name="Index_20_Link" text:visited-style-name="Index_20_Link">СПИСОК ИСПОЛЬЗОВАННЫХ ИСТОЧНИКОВ<text:tab/>12</text:a></text:p>
          <text:p text:style-name="P3"><text:a xlink:type="simple" xlink:href="#__RefHeading___Toc8906_1636301399" office:name="ПРИЛОЖЕНИЕ А" text:style-name="Index_20_Link" text:visited-style-name="Index_20_Link">ПРИЛОЖЕНИЕ А</text:a> <text:a xlink:type="simple" xlink:href="#__RefHeading___Toc1720_2115060514" office:name="Листинги программного кода" text:style-name="Index_20_Link" text:visited-style-name="Index_20_Link">Листинги программного кода<text:tab/>13</text:a></text:p>
          <text:p text:style-name="P3"><text:a xlink:type="simple" xlink:href="#__RefHeading___Toc8908_1636301399%20%D0%9A%D0%BE%D0%BF%D0%B8%D1%8F%201" office:name="ПРИЛОЖЕНИЕ Б" text:style-name="Index_20_Link" text:visited-style-name="Index_20_Link">ПРИЛОЖЕНИЕ Б</text:a> <text:a xlink:type="simple" xlink:href="#__RefHeading___Toc1722_2115060514" office:name="Тест-кейсы и тест-сьюты" text:style-name="Index_20_Link" text:visited-style-name="Index_20_Link">Тест-кейсы и тест-сьюты<text:tab/>15</text:a></text:p>
          <text:p text:style-name="P3"><text:a xlink:type="simple" xlink:href="#__RefHeading___Toc8908_1636301399" office:name="ПРИЛОЖЕНИЕ В" text:style-name="Index_20_Link" text:visited-style-name="Index_20_Link">ПРИЛОЖЕНИЕ В</text:a> <text:a xlink:type="simple" xlink:href="#__RefHeading___Toc1724_2115060514" office:name="Документирование программного кода" text:style-name="Index_20_Link" text:visited-style-name="Index_20_Link">Документирование программного кода<text:tab/>16</text:a></text:p>
        </text:index-body>
      </text:table-of-content>
      <text:p text:style-name="P6"/>
      <text:h text:style-name="P7" text:outline-level="1"><text:bookmark-start text:name="__RefHeading___Toc8882_1636301399"/>ПЕРЕЧЕНЬ СОКРАЩЕНИЙ И ОБОЗНАЧЕНИЙ<text:bookmark-end text:name="__RefHeading___Toc8882_1636301399"/></text:h>
      <text:p text:style-name="Text_20_body"/>
      <text:p text:style-name="Text_20_body">В настоящем курсовом проекте применяются следующие сокращения и обозначения.</text:p>
      <text:p text:style-name="P8">АРМ — автоматизированное рабочее место</text:p>
      <text:p text:style-name="P9">БД — база данных</text:p>
      <text:p text:style-name="P9">ИИ — искусственный интеллект</text:p>
      <text:p text:style-name="P9">ИКТ — информационно-коммуникационные технологии</text:p>
      <text:p text:style-name="P9">ИТ — информационные технологии</text:p>
      <text:p text:style-name="P9">ЛВС — локальная вычислительная сеть</text:p>
      <text:p text:style-name="P9">МЭК (IEC) — Международная электротехническая комиссия</text:p>
      <text:p text:style-name="P9">ОС (OS) — операционная система</text:p>
      <text:p text:style-name="P9">ПК (PC) — персональный компьютер</text:p>
      <text:p text:style-name="P9">ПО — программное обеспечение</text:p>
      <text:p text:style-name="P9">ПЭВМ — персональная электронная вычислительная машина</text:p>
      <text:p text:style-name="P9">САПР — система автоматизации проектирования</text:p>
      <text:p text:style-name="P9">СУБД (DBMS) — система управления базой данных</text:p>
      <text:p text:style-name="P9">СХД — система хранения данных</text:p>
      <text:p text:style-name="P9">ЭВМ — электронная вычислительная машина</text:p>
      <text:p text:style-name="Text_20_body"><text:s/>&lt;Здесь пишем только те, которые используются в работе. Если условных обозначений в отчете приведено менее трех, отдельный перечень не составляют, а необходимые сведения указывают в тексте отчета или в подстрочном примечании при первом упоминании.&gt;</text:p>
      <text:p text:style-name="P10">&lt;Список оформляется без абзацного отступа, в алфавитном порядке, без знаков препинания в конце.&gt;</text:p>
      <text:p text:style-name="Text_20_body"/>
      <text:h text:style-name="P7" text:outline-level="1"><text:bookmark-start text:name="__RefHeading___Toc8884_1636301399"/>ВВЕДЕНИЕ<text:bookmark-end text:name="__RefHeading___Toc8884_1636301399"/></text:h>
      <text:p text:style-name="Text_20_body"/>
      <text:p text:style-name="Text_20_body">Тема моего проекта …………………………………………………...</text:p>
      <text:p text:style-name="Text_20_body">Предмет – автоматизация информационных процессов предметной области «Гостиница».</text:p>
      <text:p text:style-name="Text_20_body"><text:tab/>Цель работы – разработка ……………... предметной области «Гостиница».</text:p>
      <text:p text:style-name="Text_20_body"><text:tab/>Объект – предметная область «Гостиница».</text:p>
      <text:p text:style-name="Text_20_body">Для достижения поставленной цели курсового проекта необходимо решить следующие задачи:</text:p>
      <text:list text:style-name="L1">
        <text:list-item>
          <text:p text:style-name="P11">проанализировать предметную область и обосновать актуальность проекта. </text:p>
        </text:list-item>
        <text:list-item>
          <text:p text:style-name="P11">выбрать язык программирования и среду разработки;</text:p>
        </text:list-item>
        <text:list-item>
          <text:p text:style-name="P11">спроектировать структуру и модули программного обеспечения;</text:p>
        </text:list-item>
        <text:list-item>
          <text:p text:style-name="P11">разработать программное обеспечение.</text:p>
        </text:list-item>
      </text:list>
      <text:p text:style-name="Text_20_body">Структура работы: курсовой проект состоит из введения, двух глав, заключения, списка литературы. Во введении обоснована актуальность темы исследования. В первой главе описаны …………………... Вторая глава посвящена описанию процесса разработки ………………………..</text:p>
      <text:p text:style-name="Text_20_body"/>
      <text:h text:style-name="P7" text:outline-level="1"><text:bookmark-start text:name="__RefHeading___Toc8886_1636301399"/>ГЛАВА 1 ПРОЕКТИРОВАНИЕ ПРИЛОЖЕНИЯ<text:bookmark-end text:name="__RefHeading___Toc8886_1636301399"/></text:h>
      <text:p text:style-name="Text_20_body"/>
      <text:h text:style-name="Heading_20_2" text:outline-level="2"><text:bookmark-start text:name="__RefHeading___Toc8888_1636301399"/>1.1 Модель предметной области<text:bookmark-end text:name="__RefHeading___Toc8888_1636301399"/></text:h>
      <text:p text:style-name="Text_20_body"/>
      <text:p text:style-name="Text_20_body">&lt;В конце заголовков точку ставить нельзя&gt;</text:p>
      <text:p text:style-name="Text_20_body">&lt;Пример оформления изображений:&gt;</text:p>
      <text:p text:style-name="Text_20_body"><draw:frame draw:style-name="fr1" draw:name="Врезка1" text:anchor-type="paragraph" svg:x="2.919cm" svg:y="0.339cm" svg:width="9.019cm" draw:z-index="0"><draw:text-box fo:min-height="8.453cm"><text:p text:style-name="P12"/><text:p text:style-name="P13"><draw:g text:anchor-type="paragraph" draw:z-index="1" draw:name="Групповой объект 1" draw:style-name="gr1"><draw:glue-point draw:id="4" svg:x="0.256cm" svg:y="-5.041cm"/><draw:glue-point draw:id="5" svg:x="2.008cm" svg:y="-4.173cm"/><draw:glue-point draw:id="6" svg:x="3.76cm" svg:y="-3.347cm"/><draw:glue-point draw:id="7" svg:x="3.76cm" svg:y="-0.454cm"/><draw:glue-point draw:id="8" svg:x="3.76cm" svg:y="2.52cm"/><draw:glue-point draw:id="9" svg:x="1.482cm" svg:y="3.512cm"/><draw:glue-point draw:id="10" svg:x="-1.495cm" svg:y="4.917cm"/><draw:glue-point draw:id="11" svg:x="-3.247cm" svg:y="4.09cm"/><draw:glue-point draw:id="12" svg:x="-5cm" svg:y="3.264cm"/><draw:glue-point draw:id="13" svg:x="-5cm" svg:y="-2.52cm"/><draw:glue-point draw:id="14" svg:x="-2.371cm" svg:y="-3.76cm"/><draw:path draw:style-name="gr2" draw:text-style-name="P14" svg:width="3.301cm" svg:height="1.934cm" svg:x="3.814cm" svg:y="4.092cm" svg:viewBox="0 0 3302 1935" svg:d="M0 1935c935 0 2400-611 3032-1014 632-402 0-921-319-921z"><text:p/></draw:path><draw:g draw:style-name="gr3"><draw:polygon draw:style-name="gr4" draw:text-style-name="P15" svg:width="1.914cm" svg:height="4.791cm" svg:x="1.899cm" svg:y="1.233cm" svg:viewBox="0 0 1915 4792" draw:points="0,3686 0,0 1915,1106 1915,4792"><text:p/></draw:polygon><draw:polygon draw:style-name="gr5" draw:text-style-name="P16" svg:width="2.712cm" svg:height="5.252cm" svg:x="3.814cm" svg:y="0.772cm" svg:viewBox="0 0 2713 5253" draw:points="0,5253 0,1567 2713,0 2713,3686"><text:p/></draw:polygon><draw:polygon draw:style-name="gr6" draw:text-style-name="P17" svg:width="4.628cm" svg:height="2.671cm" svg:x="1.899cm" svg:y="-0.333cm" svg:viewBox="0 0 4629 2672" draw:points="1915,2672 0,1567 2713,0 4629,1106"><text:p/></draw:polygon><draw:polygon draw:style-name="gr7" draw:text-style-name="P18" svg:width="4.628cm" svg:height="6.357cm" svg:x="1.899cm" svg:y="-0.333cm" svg:viewBox="0 0 4629 6358" draw:points="0,5253 0,1567 2713,0 4629,1106 4629,4792 1915,6358"><text:p/></draw:polygon><draw:line draw:style-name="gr8" draw:text-style-name="P19" svg:x1="3.496cm" svg:y1="5.103cm" svg:x2="2.219cm" svg:y2="4.366cm"><text:p/></draw:line><draw:line draw:style-name="gr8" draw:text-style-name="P19" svg:x1="3.496cm" svg:y1="5.473cm" svg:x2="2.219cm" svg:y2="4.736cm"><text:p/></draw:line><draw:line draw:style-name="gr8" draw:text-style-name="P19" svg:x1="3.496cm" svg:y1="5.288cm" svg:x2="2.219cm" svg:y2="4.551cm"><text:p/></draw:line><draw:polyline draw:style-name="gr9" draw:text-style-name="P19" svg:width="1.595cm" svg:height="1.105cm" svg:x="2.06cm" svg:y="1.786cm" svg:viewBox="0 0 1596 1106" draw:points="1596,1106 0,184 0,0"><text:p/></draw:polyline><draw:polyline draw:style-name="gr8" draw:text-style-name="P19" svg:width="1.567cm" svg:height="1.109cm" svg:x="2.086cm" svg:y="1.782cm" svg:viewBox="0 0 1568 1110" draw:points="1568,1110 1568,925 0,0"><text:p/></draw:polyline><draw:polygon draw:style-name="gr10" draw:text-style-name="P20" svg:width="0.186cm" svg:height="0.324cm" svg:x="2.651cm" svg:y="3.625cm" svg:viewBox="0 0 187 325" draw:points="0,217 0,0 187,108 187,325"><text:p/></draw:polygon><draw:line draw:style-name="gr8" draw:text-style-name="P19" svg:x1="3.496cm" svg:y1="4.921cm" svg:x2="2.219cm" svg:y2="4.184cm"><text:p/></draw:line></draw:g><draw:g draw:style-name="gr3"><draw:polygon draw:style-name="gr11" draw:text-style-name="P21" svg:width="1.164cm" svg:height="1.514cm" svg:x="5.775cm" svg:y="2.892cm" svg:viewBox="0 0 1165 1515" draw:points="0,843 0,0 800,463 874,337 1165,506 1165,1515"><text:p/></draw:polygon><draw:polygon draw:style-name="gr12" draw:text-style-name="P22" svg:width="1.31cm" svg:height="1.43cm" svg:x="5.628cm" svg:y="2.976cm" svg:viewBox="0 0 1311 1431" draw:points="146,758 0,0 1165,674 1311,1431"><text:p/></draw:polygon><draw:polygon draw:style-name="gr12" draw:text-style-name="P22" svg:width="1.456cm" svg:height="1.304cm" svg:x="5.482cm" svg:y="3.103cm" svg:viewBox="0 0 1457 1305" draw:points="292,632 0,0 1165,674 1457,1305"><text:p/></draw:polygon><draw:polygon draw:style-name="gr11" draw:text-style-name="P21" svg:width="1.529cm" svg:height="1.135cm" svg:x="5.41cm" svg:y="3.272cm" svg:viewBox="0 0 1530 1136" draw:points="365,463 0,0 1093,590 1530,1136"><text:p/></draw:polygon><draw:polygon draw:style-name="gr13" draw:text-style-name="P18" svg:width="1.529cm" svg:height="1.514cm" svg:x="5.41cm" svg:y="2.892cm" svg:viewBox="0 0 1530 1515" draw:points="365,169 365,0 1165,463 1237,337 1530,506 1530,1515 365,843 0,379 203,484 72,211 261,321 219,84"><text:p/></draw:polygon></draw:g><draw:g draw:style-name="gr3"><draw:polygon draw:style-name="gr14" draw:text-style-name="P21" svg:width="0.672cm" svg:height="0.972cm" svg:x="6.244cm" svg:y="4.819cm" svg:viewBox="0 0 673 973" draw:points="673,0 0,97 673,973"><text:p/></draw:polygon><draw:polygon draw:style-name="gr14" draw:text-style-name="P21" svg:width="0.672cm" svg:height="0.972cm" svg:x="5.569cm" svg:y="4.041cm" svg:viewBox="0 0 673 973" draw:points="0,0 673,875 0,973"><text:p/></draw:polygon><draw:polygon draw:style-name="gr15" draw:text-style-name="P21" svg:width="1.346cm" svg:height="0.972cm" svg:x="5.569cm" svg:y="4.819cm" svg:viewBox="0 0 1347 973" draw:points="1347,973 673,0 0,195"><text:p/></draw:polygon><draw:polygon draw:style-name="gr15" draw:text-style-name="P21" svg:width="1.346cm" svg:height="0.972cm" svg:x="5.569cm" svg:y="4.041cm" svg:viewBox="0 0 1347 973" draw:points="1347,778 673,973 0,0"><text:p/></draw:polygon><draw:polygon draw:style-name="gr16" draw:text-style-name="P18" svg:width="1.346cm" svg:height="1.75cm" svg:x="5.569cm" svg:y="4.041cm" svg:viewBox="0 0 1347 1751" draw:points="0,973 0,0 1347,778 1347,1751"><text:p/></draw:polygon></draw:g><draw:g draw:style-name="gr17"><draw:custom-shape draw:style-name="gr18" draw:text-style-name="P23" svg:width="1.227cm" svg:height="1.816cm" svg:x="4.504cm" svg:y="4.158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draw:style-name="gr19" draw:text-style-name="P24" svg:width="1.227cm" svg:height="0.576cm" svg:x="4.504cm" svg:y="4.1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7"><draw:custom-shape draw:style-name="gr20" draw:text-style-name="P25" svg:width="1.345cm" svg:height="1.334cm" svg:x="4.452cm" svg:y="3.1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gon draw:style-name="gr21" draw:text-style-name="P26" svg:width="0.819cm" svg:height="1.25cm" svg:x="4.752cm" svg:y="3.205cm" svg:viewBox="0 0 820 1251" draw:points="0,87 149,87 224,43 373,0 596,87 448,87 523,216 299,430 224,474 149,517 299,604 373,690 596,690 820,819 671,1078 448,1251 448,993 299,819 373,733 224,604 75,561 0,388"><text:p/></draw:polygon><draw:path draw:style-name="gr21" draw:text-style-name="P26" svg:width="0.339cm" svg:height="0.569cm" svg:x="5.423cm" svg:y="3.283cm" svg:viewBox="0 0 340 570" svg:d="M299 570v-44l-75-129v-130l-75-173-149-85c149-86 448 474 299 561z"><text:p/></draw:path><draw:g draw:style-name="gr3"><draw:line draw:style-name="gr22" draw:text-style-name="P27" svg:x1="5.05cm" svg:y1="4.024cm" svg:x2="4.975cm" svg:y2="3.723cm"><text:p/></draw:line><draw:line draw:style-name="gr22" draw:text-style-name="P27" svg:x1="5.05cm" svg:y1="4.026cm" svg:x2="5.125cm" svg:y2="3.81cm"><text:p/></draw:line><draw:line draw:style-name="gr22" draw:text-style-name="P27" svg:x1="5.199cm" svg:y1="4.026cm" svg:x2="5.124cm" svg:y2="3.81cm"><text:p/></draw:line><draw:line draw:style-name="gr22" draw:text-style-name="P27" svg:x1="5.199cm" svg:y1="4.024cm" svg:x2="5.274cm" svg:y2="3.723cm"><text:p/></draw:line></draw:g><draw:g draw:style-name="gr3"><draw:line draw:style-name="gr22" draw:text-style-name="P27" svg:x1="5.498cm" svg:y1="4.024cm" svg:x2="5.423cm" svg:y2="3.723cm"><text:p/></draw:line><draw:line draw:style-name="gr22" draw:text-style-name="P27" svg:x1="5.498cm" svg:y1="4.026cm" svg:x2="5.573cm" svg:y2="3.81cm"><text:p/></draw:line><draw:line draw:style-name="gr22" draw:text-style-name="P27" svg:x1="5.647cm" svg:y1="4.026cm" svg:x2="5.572cm" svg:y2="3.81cm"><text:p/></draw:line><draw:line draw:style-name="gr22" draw:text-style-name="P27" svg:x1="5.648cm" svg:y1="4.024cm" svg:x2="5.723cm" svg:y2="3.723cm"><text:p/></draw:line></draw:g><draw:g draw:style-name="gr3"><draw:line draw:style-name="gr22" draw:text-style-name="P27" svg:x1="4.603cm" svg:y1="4.024cm" svg:x2="4.528cm" svg:y2="3.723cm"><text:p/></draw:line><draw:line draw:style-name="gr22" draw:text-style-name="P27" svg:x1="4.602cm" svg:y1="4.026cm" svg:x2="4.677cm" svg:y2="3.81cm"><text:p/></draw:line><draw:line draw:style-name="gr22" draw:text-style-name="P27" svg:x1="4.751cm" svg:y1="4.026cm" svg:x2="4.676cm" svg:y2="3.81cm"><text:p/></draw:line><draw:line draw:style-name="gr22" draw:text-style-name="P27" svg:x1="4.752cm" svg:y1="4.024cm" svg:x2="4.827cm" svg:y2="3.723cm"><text:p/></draw:line></draw:g></draw:g></draw:g>Рисунок <text:sequence text:ref-name="refDrawing0" text:name="Drawing" text:formula="ooow:Drawing+1" style:num-format="1">1</text:sequence><text:s/>— Подпись рисунка по ГОСТ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Heading_20_2" text:outline-level="2"><text:bookmark-start text:name="__RefHeading___Toc8890_1636301399"/>1.2 Предварительное определение требований<text:bookmark-end text:name="__RefHeading___Toc8890_1636301399"/></text:h>
      <text:p text:style-name="Text_20_body"/>
      <text:p text:style-name="Text_20_body">&lt;Пример оформления таблицы:&gt;</text:p>
      <text:p text:style-name="P28">Таблица <text:sequence text:ref-name="refTable0" text:name="Table" text:formula="ooow:Table+1" style:num-format="1">1</text:sequence><text:s/>— <text:span text:style-name="T1">Заголовок таблицы по ГОСТ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Table_20_Contents"/>
          </table:table-cell>
          <table:table-cell table:style-name="Таблица1.A1" table:number-columns-spanned="2" office:value-type="string">
            <text:p text:style-name="Table_20_Contents">Длина, мм</text:p>
          </table:table-cell>
          <table:covered-table-cell/>
          <table:table-cell table:style-name="Таблица1.D1" table:number-columns-spanned="3" office:value-type="string">
            <text:p text:style-name="Table_20_Contents">Масса, кг, не более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трубы</text:p>
          </table:table-cell>
          <table:table-cell table:style-name="Таблица1.A2" office:value-type="string">
            <text:p text:style-name="Table_20_Contents">арматуры</text:p>
          </table:table-cell>
          <table:table-cell table:style-name="Таблица1.A2" office:value-type="string">
            <text:p text:style-name="Table_20_Contents">стали</text:p>
          </table:table-cell>
          <table:table-cell table:style-name="Таблица1.A2" office:value-type="string">
            <text:p text:style-name="Table_20_Contents">латуни</text:p>
          </table:table-cell>
          <table:table-cell table:style-name="Таблица1.F2" office:value-type="string">
            <text:p text:style-name="Table_20_Contents">чугуна</text:p>
          </table:table-cell>
        </table:table-row>
        <table:table-row>
          <table:table-cell table:style-name="Таблица1.A2" office:value-type="string">
            <text:list text:style-name="Нумерация_20_строк_20_в_20_таблице">
              <text:list-item>
                <text:p text:style-name="P29"/>
              </text:list-item>
            </text:list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text:continue-numbering="true" text:style-name="Нумерация_20_строк_20_в_20_таблице">
              <text:list-item>
                <text:p text:style-name="P29"/>
              </text:list-item>
            </text:list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</table:table>
      <text:p text:style-name="P30"/>
      <text:p text:style-name="Text_20_body">&lt; «№ п/п» - не допускается!&gt;</text:p>
      <text:p text:style-name="Text_20_body">&lt;Если таблица переносится, то&gt;</text:p>
      <text:p text:style-name="P31"><text:soft-page-break/>Продолжение таблицы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32"/>
          </table:table-cell>
          <table:table-cell table:style-name="Таблица2.A1" table:number-columns-spanned="2" office:value-type="string">
            <text:p text:style-name="P32">Длина, мм</text:p>
          </table:table-cell>
          <table:covered-table-cell/>
          <table:table-cell table:style-name="Таблица2.D1" table:number-columns-spanned="3" office:value-type="string">
            <text:p text:style-name="P32">Масса, кг, не более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>трубы</text:p>
          </table:table-cell>
          <table:table-cell table:style-name="Таблица2.A2" office:value-type="string">
            <text:p text:style-name="P32">арматуры</text:p>
          </table:table-cell>
          <table:table-cell table:style-name="Таблица2.A2" office:value-type="string">
            <text:p text:style-name="P32">стали</text:p>
          </table:table-cell>
          <table:table-cell table:style-name="Таблица2.A2" office:value-type="string">
            <text:p text:style-name="P32">латуни</text:p>
          </table:table-cell>
          <table:table-cell table:style-name="Таблица2.F2" office:value-type="string">
            <text:p text:style-name="P32">чугуна</text:p>
          </table:table-cell>
        </table:table-row>
        <table:table-row>
          <table:table-cell table:style-name="Таблица2.A2" office:value-type="string">
            <text:list text:continue-numbering="true" text:style-name="Нумерация_20_строк_20_в_20_таблице">
              <text:list-item>
                <text:p text:style-name="P33"/>
              </text:list-item>
            </text:list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  <table:table-row>
          <table:table-cell table:style-name="Таблица2.A2" office:value-type="string">
            <text:list text:continue-numbering="true" text:style-name="Нумерация_20_строк_20_в_20_таблице">
              <text:list-item>
                <text:p text:style-name="P33"/>
              </text:list-item>
            </text:list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2"/>
          </table:table-cell>
          <table:table-cell table:style-name="Таблица2.F2" office:value-type="string">
            <text:p text:style-name="P32"/>
          </table:table-cell>
        </table:table-row>
      </table:table>
      <text:p text:style-name="P34"/>
      <text:p text:style-name="Text_20_body">… в соответствии с рисунком 2 …</text:p>
      <text:p text:style-name="Text_20_body">&lt;Изображение (равно как и таблица) всегда располагается под текстом, в котором впервые дана ссылка на нее&gt;</text:p>
      <text:p text:style-name="Text_20_body"><draw:frame draw:style-name="fr1" draw:name="Врезка2" text:anchor-type="paragraph" svg:x="5.47cm" svg:y="0.455cm" svg:width="7.576cm" draw:z-index="2"><draw:text-box fo:min-height="7.303cm"><text:p text:style-name="Drawing"><draw:g text:anchor-type="paragraph" draw:z-index="3" draw:name="Групповой объект 2" draw:style-name="gr23"><draw:polygon draw:style-name="gr24" draw:text-style-name="P35" svg:width="2.512cm" svg:height="4.618cm" svg:x="1.252cm" svg:y="1.584cm" svg:viewBox="0 0 2513 4619" draw:points="0,3169 0,0 2513,1450 2513,4619"><text:p/></draw:polygon><draw:polygon draw:style-name="gr25" draw:text-style-name="P36" svg:width="2.512cm" svg:height="4.618cm" svg:x="3.765cm" svg:y="1.584cm" svg:viewBox="0 0 2513 4619" draw:points="0,4619 0,1450 2513,0 2513,3169"><text:p/></draw:polygon><draw:polygon draw:style-name="gr26" draw:text-style-name="P37" svg:width="5.022cm" svg:height="2.904cm" svg:x="1.252cm" svg:y="0.134cm" svg:viewBox="0 0 5023 2905" draw:points="2513,2905 0,1450 2513,0 5023,1450"><text:p/></draw:polygon><draw:polygon draw:style-name="gr27" draw:text-style-name="P18" svg:width="5.022cm" svg:height="6.073cm" svg:x="1.252cm" svg:y="0.134cm" svg:viewBox="0 0 5023 6074" draw:points="0,4619 0,1450 2513,0 5023,1450 5023,4619 2513,6074"><text:p/></draw:polygon><draw:polyline draw:style-name="gr28" draw:text-style-name="P19" svg:width="2.052cm" svg:height="1.318cm" svg:x="3.99cm" svg:y="2.114cm" svg:viewBox="0 0 2053 1319" draw:points="0,1189 457,925 460,1319 914,1055 914,661 1142,530 1142,925 1371,794 1371,394 1596,264 1601,661 1826,530 1826,131 2053,0"><text:p/></draw:polyline><draw:polyline draw:style-name="gr28" draw:text-style-name="P19" svg:width="2.052cm" svg:height="1.188cm" svg:x="3.99cm" svg:y="3.039cm" svg:viewBox="0 0 2053 1189" draw:points="0,925 230,794 230,1189 684,925 684,530 914,394 914,794 1371,530 1371,131 1596,0 1601,394 2053,131"><text:p/></draw:polyline><draw:polyline draw:style-name="gr28" draw:text-style-name="P19" svg:width="2.052cm" svg:height="1.454cm" svg:x="3.995cm" svg:y="3.566cm" svg:viewBox="0 0 2053 1455" draw:points="0,1455 457,1189 457,794 914,530 914,925 1596,530 1596,133 1826,0 1826,394 2053,264"><text:p/></draw:polyline><draw:polyline draw:style-name="gr28" draw:text-style-name="P19" svg:width="2.052cm" svg:height="1.454cm" svg:x="3.995cm" svg:y="4.223cm" svg:viewBox="0 0 2053 1455" draw:points="0,1455 230,1319 227,925 682,661 684,1055 1142,794 1142,394 1371,264 1371,661 1596,530 1596,133 1826,0 1826,394 2053,264"><text:p/></draw:polyline><draw:polyline draw:style-name="gr29" draw:text-style-name="P19" svg:width="2.055cm" svg:height="2.64cm" svg:x="1.48cm" svg:y="3.039cm" svg:viewBox="0 0 2056 2641" draw:points="0,1319 230,1450 457,1189 684,131 1142,0 1371,530 1601,1319 1601,2113 1826,2510 2056,2641"><text:p/></draw:polyline><draw:polyline draw:style-name="gr30" draw:text-style-name="P19" svg:width="2.055cm" svg:height="1.454cm" svg:x="1.48cm" svg:y="3.833cm" svg:viewBox="0 0 2056 1455" draw:points="0,264 230,394 457,131 912,0 1142,131 1371,530 1601,925 1826,1319 2056,1455"><text:p/></draw:polyline><draw:line draw:style-name="gr31" draw:text-style-name="P19" svg:x1="1.48cm" svg:y1="2.644cm" svg:x2="3.536cm" svg:y2="3.833cm"><text:p/></draw:line><draw:polygon draw:style-name="gr32" draw:text-style-name="P18" svg:width="2.055cm" svg:height="3.829cm" svg:x="1.48cm" svg:y="1.983cm" svg:viewBox="0 0 2056 3830" draw:points="0,2641 0,0 2056,1189 2056,3830"><text:p/></draw:polygon></draw:g></text:p><text:p text:style-name="P13">Рисунок <text:sequence text:ref-name="refDrawing1" text:name="Drawing" text:formula="ooow:Drawing+1" style:num-format="1">2</text:sequence><text:s/>— Это вто<text:span text:style-name="T2">р</text:span>ой рисунок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&lt;Подп<text:span text:style-name="T3">и</text:span>си к рисункам и таблицам выполняются в меню Вставка → Название; в данном шаблоне вставка автоматизирована&gt;</text:p>
      <text:p text:style-name="Text_20_body"/>
      <text:h text:style-name="Heading_20_2" text:outline-level="2"><text:bookmark-start text:name="__RefHeading___Toc8892_1636301399"/>1.3 <text:span text:style-name="T4">Показатели экономической эффективности</text:span><text:bookmark-end text:name="__RefHeading___Toc8892_1636301399"/></text:h>
      <text:p text:style-name="Text_20_body"/>
      <text:p text:style-name="Text_20_body">&lt;Пример оформления формул. В английской раскладке <text:s/>последовательно нажать набрать F N и функциональную клавишу F3&gt;</text:p>
      <text:p text:style-name="Text_20_body">Связь массы и энергии приведена в формуле (1) ...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8"><draw:frame draw:style-name="fr2" draw:name="Объект1" text:anchor-type="as-char" svg:y="-0.513cm" svg:width="1.524cm" svg:height="0.619cm" draw:z-index="4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/table:table-cell>
            <table:table-cell table:style-name="Таблица3.A1" office:value-type="string">
              <text:p text:style-name="P3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40"/>
      <text:p text:style-name="Text_20_body"><text:soft-page-break/>где m — масса тела, кг; c — скорость света, м/с.</text:p>
      <text:p text:style-name="P41">&lt;<text:span text:style-name="T5">Кегль символов в формуле должен быть не ниже, чем кегль окружающего текста, т. е. 14 pt</text:span>&gt;</text:p>
      <text:p text:style-name="P41">&lt;<text:span text:style-name="T5">Вместо встроенного редактора Math допускается использовать модуль TeXMaths Equations с нумерацией</text:span>&gt;</text:p>
      <text:p text:style-name="P42">&lt;Например&gt;</text:p>
      <text:p text:style-name="P42"/>
      <text:p text:style-name="P43"><text:tab/><text:span text:style-name="T6"><draw:frame text:anchor-type="as-char" svg:y="-0.474cm" draw:z-index="5" draw:name="Фигура1" draw:style-name="gr33" draw:text-style-name="P44" svg:width="1.902cm" svg:height="0.475cm"><draw:image xlink:href="Pictures/10001C23000005500000015316E3E389.svg" xlink:type="simple" xlink:show="embed" xlink:actuate="onLoad" draw:mime-type="image/svg+xml"><text:p/></draw:image><draw:image xlink:href="Pictures/10000001000000330000000D7DCC6757.png" xlink:type="simple" xlink:show="embed" xlink:actuate="onLoad" draw:mime-type="image/png"/><svg:title>TexMaths</svg:title><svg:desc>14§display§E = mc^2§svg§600§FALSE§</svg:desc></draw:frame></text:span><text:tab/>(<text:sequence text:ref-name="refEquation0" text:name="Equation" text:formula="ooow:Equation+1" style:num-format="1">1</text:sequence>)</text:p>
      <text:h text:style-name="P7" text:outline-level="1"><text:bookmark-start text:name="__RefHeading___Toc8894_1636301399"/>ГЛАВА 2 РЕАЛИЗАЦИЯ ПРОГРАММНЫХ МОДУЛЕЙ<text:bookmark-end text:name="__RefHeading___Toc8894_1636301399"/></text:h>
      <text:h text:style-name="Heading_20_2" text:outline-level="2"/>
      <text:h text:style-name="P45" text:outline-level="2"><text:bookmark-start text:name="__RefHeading___Toc19695_1636301399"/>2.1 Технологии программирования<text:bookmark-end text:name="__RefHeading___Toc19695_1636301399"/></text:h>
      <text:p text:style-name="Text_20_body"/>
      <text:h text:style-name="Heading_20_2" text:outline-level="2"><text:bookmark-start text:name="__RefHeading___Toc8896_1636301399"/>2.<text:span text:style-name="T4">2</text:span> Описание программных модулей<text:bookmark-end text:name="__RefHeading___Toc8896_1636301399"/></text:h>
      <text:p text:style-name="Text_20_body"/>
      <text:p text:style-name="Text_20_body">&lt;Каждый раздел начинается с новой страницы&gt;</text:p>
      <text:p text:style-name="Text_20_body"/>
      <text:h text:style-name="Heading_20_2" text:outline-level="2"><text:bookmark-start text:name="__RefHeading___Toc8898_1636301399"/>2.<text:span text:style-name="T4">3</text:span> Интеграция программных модулей<text:bookmark-end text:name="__RefHeading___Toc8898_1636301399"/></text:h>
      <text:p text:style-name="Text_20_body"/>
      <text:p text:style-name="Примечание">Примечание — Далее следует текст примечания. <text:span text:style-name="T3">Или..</text:span></text:p>
      <text:p text:style-name="Примечание">Примечание</text:p>
      <text:p text:style-name="Примечание">1 Несколько примечаний</text:p>
      <text:p text:style-name="Примечание">2 Нумеруют арабскими цифрами</text:p>
      <text:p text:style-name="Text_20_body"/>
      <text:p text:style-name="Text_20_body">&lt;Примечания можно оформлять в виде сносок. См. ниже&gt;</text:p>
      <text:p text:style-name="Text_20_body"/>
      <text:p text:style-name="Text_20_body">&lt;Оформление сносок&gt;</text:p>
      <text:p text:style-name="P41">Можно символом<text:note text:id="ftn1" text:note-class="footnote"><text:note-citation text:label="*">*</text:note-citation><text:note-body><text:p text:style-name="P46">Символ «звездочка» можно использовать до трех раз</text:p></text:note-body></text:note>. <text:span text:style-name="T7">Для этого выполнить: Вставка → Сноска → Вставить специальную сноску → Символ: *</text:span></text:p>
      <text:p text:style-name="P41">С нумерацией <text:span text:style-name="T8">должен соблюдаться формат</text:span><text:note text:id="ftn2" text:note-class="footnote"><text:note-citation>1</text:note-citation><text:note-body><text:p text:style-name="P47">Разработчики постоянно меняют настройки программы</text:p></text:note-body></text:note><text:span text:style-name="T9">)</text:span>. <text:span text:style-name="T8">В этом случае, после установки сноски, из контекста над сноской выбираем: «Параметры сносок» → Автонумерация → Afte</text:span><text:span text:style-name="T10">r</text:span><text:span text:style-name="T8">: )</text:span></text:p>
      <text:p text:style-name="Text_20_body"/>
      <text:h text:style-name="Heading_20_2" text:outline-level="2"><text:bookmark-start text:name="__RefHeading___Toc8900_1636301399"/>2.<text:span text:style-name="T4">4</text:span> Описание программного интерфейса<text:bookmark-end text:name="__RefHeading___Toc8900_1636301399"/></text:h>
      <text:p text:style-name="Text_20_body"/>
      <text:h text:style-name="Heading_20_3" text:outline-level="3"><text:bookmark-start text:name="__RefHeading___Toc11261_1636301399"/>2.<text:span text:style-name="T11">4</text:span>.1 Первый пункт<text:bookmark-end text:name="__RefHeading___Toc11261_1636301399"/></text:h>
      <text:p text:style-name="Text_20_body"/>
      <text:p text:style-name="Text_20_body"><text:soft-page-break/>Содержание первого пункта. Этот пункт содержит заголовок. Текст заголовка не выделяется полужирным начертанием</text:p>
      <text:p text:style-name="Text_20_body">2.<text:span text:style-name="T11">4</text:span>.1.1 Это подпункт не содержащий заголовка. Если он не содержит заголовка, то и в оглавление он не попадает. В оглавление попадают только те заголовки пунктов и подпунктов, которые имеют <text:span text:style-name="T8">эти заголовки</text:span>. <text:span text:style-name="T8">В этом случае, о</text:span>формляется как стиль основного текста.</text:p>
      <text:p text:style-name="Text_20_body"/>
      <text:h text:style-name="Heading_20_3" text:outline-level="3"><text:bookmark-start text:name="__RefHeading___Toc11263_1636301399"/>2.<text:span text:style-name="T11">4</text:span>.2 Это второй пункт<text:bookmark-end text:name="__RefHeading___Toc11263_1636301399"/></text:h>
      <text:p text:style-name="Text_20_body"/>
      <text:p text:style-name="Text_20_body">Это первое предложение второго пункта с новой строки. А это второе предложение.</text:p>
      <text:p text:style-name="P48">&lt;Списки оформляются либо так:</text:p>
      <text:list text:style-name="L2">
        <text:list-item>
          <text:p text:style-name="P49">Первый пункт;</text:p>
        </text:list-item>
        <text:list-item>
          <text:p text:style-name="P49">Второй пункт;</text:p>
        </text:list-item>
        <text:list-item>
          <text:p text:style-name="P49">Третий пункт.</text:p>
          <text:p text:style-name="P49">либо так:</text:p>
        </text:list-item>
      </text:list>
      <text:list text:style-name="L3">
        <text:list-item>
          <text:p text:style-name="P50">Первый пункт;</text:p>
        </text:list-item>
        <text:list-item>
          <text:p text:style-name="P50">Второй пункт;</text:p>
        </text:list-item>
        <text:list-item text:start-value="1">
          <text:p text:style-name="P50">Третий пункт.</text:p>
        </text:list-item>
      </text:list>
      <text:p text:style-name="P48"><text:span text:style-name="T12">Кружки и квадраты использовать не разрешается</text:span>&gt;</text:p>
      <text:p text:style-name="P51">&lt;Пример&gt;</text:p>
      <text:p text:style-name="P51">Разрабатываемое сверхмощное устройство можно будет применять в различных отраслях реального сектора экономики:</text:p>
      <text:list text:style-name="L4">
        <text:list-item>
          <text:p text:style-name="P52">в машиностроении:</text:p>
        </text:list-item>
      </text:list>
      <text:list text:style-name="L5">
        <text:list-item>
          <text:p text:style-name="P53">для очистки отливок от формовочной смеси;</text:p>
        </text:list-item>
        <text:list-item>
          <text:p text:style-name="P53">для очистки лопаток турбин авиационных двигателей;</text:p>
        </text:list-item>
        <text:list-item>
          <text:p text:style-name="P53">для холодной штамповки из листа;</text:p>
        </text:list-item>
      </text:list>
      <text:list text:style-name="L6">
        <text:list-item>
          <text:p text:style-name="P54">в ремонте техники:</text:p>
        </text:list-item>
      </text:list>
      <text:list text:style-name="L7">
        <text:list-item>
          <text:p text:style-name="P55"><text:span text:style-name="T12">устранение наслоений на внутренних стенках труб;</text:span></text:p>
        </text:list-item>
        <text:list-item>
          <text:p text:style-name="P56"><text:soft-page-break/>очистка каналов и отверстий небольшого диаметра от грязи.</text:p>
        </text:list-item>
      </text:list>
      <text:h text:style-name="P7" text:outline-level="1"><text:bookmark-start text:name="__RefHeading___Toc8902_1636301399"/>ЗАКЛЮЧЕНИЕ<text:bookmark-end text:name="__RefHeading___Toc8902_1636301399"/></text:h>
      <text:p text:style-name="Text_20_body"/>
      <text:h text:style-name="P7" text:outline-level="1"><text:bookmark-start text:name="__RefHeading___Toc8904_1636301399"/>СПИСОК ИСПОЛЬЗОВАННЫХ ИСТОЧНИКОВ<text:bookmark-end text:name="__RefHeading___Toc8904_1636301399"/></text:h>
      <text:p text:style-name="Text_20_body"/>
      <text:list text:style-name="Нумерация_20_источников">
        <text:list-item>
          <text:p text:style-name="P57">ГОСТ Р 7.0.96-2016 Система стандартов по информации, библиотечному и издательскому делу. Электронные библиотеки. Основные виды.Структура. Технология формирования. – М.: Стандартинформ, 2016. – 16 с.</text:p>
        </text:list-item>
        <text:list-item>
          <text:p text:style-name="P58">Приказ Минобразования РФ от 19 декабря 2013 г. N 1367 "Об утверждении Порядка организации и осуществления образовательной деятельности по образовательным программам высшего образования – программам бакалавриата, программам специалитета, программам магистратуры".– URL: http://www.consultant.ru/document/cons_doc_LAW_159671/ (дата обращения: 04.08.2016).</text:p>
        </text:list-item>
        <text:list-item>
          <text:p text:style-name="P58">ISO 25964-1:2011. Information and documentation – Thesauri and interoperability with other vocabularies – Part 1: Thesauri for information retrieval. – URL: http://www.iso.org/iso/catalogue_detail.htm?csnumber 53657 (дата обращения: 20.10.2016).</text:p>
        </text:list-item>
      </text:list>
      <text:h text:style-name="P59" text:outline-level="1"><text:bookmark-start text:name="__RefHeading___Toc8906_1636301399"/>П<text:span text:style-name="T13">РИЛОЖЕНИЕ</text:span> А<text:bookmark-end text:name="__RefHeading___Toc8906_1636301399"/></text:h>
      <text:h text:style-name="P60" text:outline-level="1"/>
      <text:h text:style-name="P60" text:outline-level="1"><text:bookmark-start text:name="__RefHeading___Toc1720_2115060514"/>Листинги программного кода<text:bookmark-end text:name="__RefHeading___Toc1720_2115060514"/></text:h>
      <text:p text:style-name="P30"><text:tab/></text:p>
      <text:p text:style-name="P61"><text:tab/>&lt;<text:span text:style-name="T14">В Содержании должно быть так:</text:span></text:p>
      <text:p text:style-name="P62">ПРИЛОЖЕНИЕ А Листинги программного кода……………………………...N</text:p>
      <text:p text:style-name="P61"><text:span text:style-name="T14">Чтобы это сделать нужно включить правку Содержания: Из контекста → Edit Огдавление → Снять флажок: «Защищено от изменения в ручную» и выполнить правку </text:span><text:span text:style-name="T15">Содержания</text:span><text:span text:style-name="T14"> вручную. Поскольку Содержание будет постоянно меняться, необходимо редактирование Содержания произвести в самую последнюю очередь</text:span>&gt;</text:p>
      <text:p text:style-name="P63">Листинг <text:sequence text:ref-name="refЛистинг0" text:name="Листинг" text:formula="ooow:Листинг+1" style:num-format="1">1</text:sequence><text:s/>— Образец оформления Листинга программного кода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list text:style-name="Нумерация_20_строк_20_кода">
              <text:list-item>
                <text:p text:style-name="P64">&lt;Внутри таблицы без видимой границы находится программный код с нумерацией&gt;</text:p>
              </text:list-item>
            </text:list>
          </table:table-cell>
        </table:table-row>
      </table:table>
      <text:p text:style-name="Text_20_body">&lt;Как сделать:&gt;</text:p>
      <text:p text:style-name="Text_20_body">&lt;Таблица → Вставить таблицу; столбцов 1, строк 1&gt;</text:p>
      <text:p text:style-name="Text_20_body">&lt;Убираем видимость границ. Контекстное меню → Свойство таблицы → Обрамление, снимаем. Другие свойства не изменяем!&gt;</text:p>
      <text:p text:style-name="Text_20_body">&lt;Вставка → Название → Категория: Листинг. Счетчик меняет значения автоматически&gt;</text:p>
      <text:p text:style-name="Text_20_body">&lt;Например&gt;</text:p>
      <text:p text:style-name="P65">Листинг <text:sequence text:ref-name="refЛистинг1" text:name="Листинг" text:formula="ooow:Листинг+1" style:num-format="1">2</text:sequence><text:s/>— Файл logger.cpp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list text:continue-numbering="true" text:style-name="Нумерация_20_строк_20_кода">
              <text:list-item text:start-value="1">
                <text:p text:style-name="P66">#include "logger.h"</text:p>
              </text:list-item>
              <text:list-item>
                <text:p text:style-name="P66"/>
              </text:list-item>
              <text:list-item>
                <text:p text:style-name="P66">Logger::Logger(const QString&amp; filename) : logFile(filename) {</text:p>
              </text:list-item>
              <text:list-item>
                <text:p text:style-name="P66"><text:s text:c="4"/>if (!logFile.open(QIODevice::WriteOnly | QIODevice::Append | QIODevice::Text)) {</text:p>
              </text:list-item>
              <text:list-item>
                <text:p text:style-name="P66"><text:s text:c="8"/>qWarning() &lt;&lt; "Could not open log file:" &lt;&lt; filename;</text:p>
              </text:list-item>
              <text:list-item>
                <text:p text:style-name="P66"><text:s text:c="4"/>}</text:p>
              </text:list-item>
              <text:list-item>
                <text:p text:style-name="P66"><text:soft-page-break/><text:s text:c="4"/>logStream.setDevice(&amp;logFile);</text:p>
              </text:list-item>
              <text:list-item>
                <text:p text:style-name="P66">}</text:p>
              </text:list-item>
              <text:list-item>
                <text:p text:style-name="P66"/>
              </text:list-item>
              <text:list-item>
                <text:p text:style-name="P66">void Logger::log(Severity severity, const QString&amp; message) {</text:p>
              </text:list-item>
              <text:list-item>
                <text:p text:style-name="P66"><text:s text:c="4"/>QString severityString;</text:p>
              </text:list-item>
              <text:list-item>
                <text:p text:style-name="P66"><text:s text:c="4"/>switch (severity) {</text:p>
              </text:list-item>
              <text:list-item>
                <text:p text:style-name="P66"><text:s text:c="8"/>case Debug: <text:s text:c="2"/>severityString = "Debug"; <text:s text:c="2"/>break;</text:p>
              </text:list-item>
              <text:list-item>
                <text:p text:style-name="P66"><text:s text:c="8"/>case Info: <text:s text:c="3"/>severityString = "Info"; <text:s text:c="3"/>break;</text:p>
              </text:list-item>
              <text:list-item>
                <text:p text:style-name="P66"><text:s text:c="8"/>case Warning: severityString = "Warning"; break;</text:p>
              </text:list-item>
              <text:list-item>
                <text:p text:style-name="P66"><text:s text:c="8"/>case Error: <text:s text:c="2"/>severityString = "Error"; <text:s text:c="2"/>break;</text:p>
              </text:list-item>
              <text:list-item>
                <text:p text:style-name="P66"><text:s text:c="8"/>case Fatal: <text:s text:c="2"/>severityString = "Fatal"; <text:s text:c="2"/>break;</text:p>
              </text:list-item>
              <text:list-item>
                <text:p text:style-name="P66"><text:s text:c="4"/>}</text:p>
              </text:list-item>
              <text:list-item>
                <text:p text:style-name="P66"/>
              </text:list-item>
              <text:list-item>
                <text:p text:style-name="P66"><text:s text:c="4"/>logStream &lt;&lt; QDateTime::currentDateTime().toString("yyyy-MM-dd hh:mm:ss.zzz ")</text:p>
              </text:list-item>
              <text:list-item>
                <text:p text:style-name="P66"><text:s text:c="14"/>&lt;&lt; "[" &lt;&lt; severityString &lt;&lt; "] "</text:p>
              </text:list-item>
              <text:list-item>
                <text:p text:style-name="P66"><text:s text:c="14"/>&lt;&lt; message &lt;&lt; Qt::endl;</text:p>
              </text:list-item>
              <text:list-item>
                <text:p text:style-name="P66"><text:s text:c="4"/>logStream.flush();</text:p>
              </text:list-item>
              <text:list-item>
                <text:p text:style-name="P66">}</text:p>
              </text:list-item>
              <text:list-item>
                <text:p text:style-name="P66"/>
              </text:list-item>
              <text:list-item>
                <text:p text:style-name="P66">Logger::~Logger() {</text:p>
              </text:list-item>
              <text:list-item>
                <text:p text:style-name="P66"><text:s text:c="4"/>logFile.close();</text:p>
              </text:list-item>
              <text:list-item>
                <text:p text:style-name="P66">}</text:p>
              </text:list-item>
            </text:list>
          </table:table-cell>
        </table:table-row>
      </table:table>
      <text:p text:style-name="Text_20_body"/>
      <text:p text:style-name="P41">&lt;Листинги оформляются созданным стилем «Оформление кода» и «Нумерация <text:span text:style-name="T16">строк </text:span>кода». Изменять эти стили (это категория «Стили пользователя») - не разрешается!&gt;</text:p>
      <text:p text:style-name="P41">&lt;Подсветка (колоризация) синтаксиса не допускается!&gt;</text:p>
      <text:p text:style-name="P41">&lt;Параметры кода: Шрифт - Source Code Pro (<text:span text:style-name="T17">точно!</text:span> не Source Code Pro Semibold), Кегль — 1<text:span text:style-name="T18">1</text:span> pt&gt;</text:p>
      <text:p text:style-name="Text_20_body"/>
      <text:h text:style-name="P59" text:outline-level="1"><text:bookmark-start text:name="__RefHeading___Toc8908_1636301399 Копия 1"/>П<text:span text:style-name="T13">РИЛОЖЕНИЕ</text:span> <text:span text:style-name="T4">Б</text:span><text:bookmark-end text:name="__RefHeading___Toc8908_1636301399 Копия 1"/></text:h>
      <text:h text:style-name="P67" text:outline-level="1"/>
      <text:h text:style-name="P67" text:outline-level="1"><text:bookmark-start text:name="__RefHeading___Toc1722_2115060514"/>Тест-кейсы и тест-сьюты<text:bookmark-end text:name="__RefHeading___Toc1722_2115060514"/></text:h>
      <text:p text:style-name="P41"/>
      <text:p text:style-name="P41"/>
      <text:h text:style-name="P59" text:outline-level="1"><text:bookmark-start text:name="__RefHeading___Toc8908_1636301399"/>П<text:span text:style-name="T13">РИЛОЖЕНИЕ</text:span> <text:span text:style-name="T4">В</text:span><text:bookmark-end text:name="__RefHeading___Toc8908_1636301399"/></text:h>
      <text:h text:style-name="P60" text:outline-level="1"/>
      <text:h text:style-name="P60" text:outline-level="1"><text:bookmark-start text:name="__RefHeading___Toc1724_2115060514"/>Документирование программного кода<text:bookmark-end text:name="__RefHeading___Toc1724_2115060514"/></text:h>
      <text:p text:style-name="Text_20_body"/>
      <text:p text:style-name="P68">&lt;Созданы следующие стили:</text:p>
      <text:list text:style-name="L8">
        <text:list-item>
          <text:p text:style-name="P69">Блок научного руководителя</text:p>
        </text:list-item>
        <text:list-item>
          <text:p text:style-name="P69">Заголовок на титульной</text:p>
        </text:list-item>
        <text:list-item>
          <text:p text:style-name="P69">Листинг</text:p>
        </text:list-item>
        <text:list-item>
          <text:p text:style-name="P69">Основной текст на титульной</text:p>
        </text:list-item>
        <text:list-item>
          <text:p text:style-name="P69">Оформление кода</text:p>
        </text:list-item>
        <text:list-item>
          <text:p text:style-name="P69">Примечание</text:p>
        </text:list-item>
        <text:list-item>
          <text:p text:style-name="P69">Нумерация источников</text:p>
        </text:list-item>
        <text:list-item>
          <text:p text:style-name="P69">Нумерация строк в таблице</text:p>
        </text:list-item>
        <text:list-item>
          <text:p text:style-name="P69">Нумерация строк кода&gt;</text:p>
          <text:p text:style-name="P69">&lt;Остальные измененные стили — это встроенные&gt;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Source Code Pro" svg:font-family="'Source Code Pro'" style:font-adornments="Обычный" style:font-pitch="fixed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Light_20_Blue_20_Linear_20_T" draw:display-name="Light Blue Linear T" draw:style="linear" draw:start-color="#93d4f0" draw:end-color="#e9f6fc" draw:start-intensity="100%" draw:end-intensity="100%" draw:angle="0deg" draw:border="10%">
      <loext:gradient-stop svg:offset="0" loext:color-type="rgb" loext:color-value="#93d4f0"/>
      <loext:gradient-stop svg:offset="1" loext:color-type="rgb" loext:color-value="#e9f6fc"/>
    </draw:gradient>
    <draw:gradient draw:name="Light_20_Blue_20_Square_20_BR" draw:display-name="Light Blue Square BR" draw:style="square" draw:cx="30%" draw:cy="30%" draw:start-color="#93d4f0" draw:end-color="#e9f6fc" draw:start-intensity="100%" draw:end-intensity="100%" draw:angle="0deg" draw:border="0%">
      <loext:gradient-stop svg:offset="0" loext:color-type="rgb" loext:color-value="#93d4f0"/>
      <loext:gradient-stop svg:offset="1" loext:color-type="rgb" loext:color-value="#e9f6fc"/>
    </draw:gradient>
    <draw:gradient draw:name="Light_20_Green_20_Axial_20_H" draw:display-name="Light Green Axial H" draw:style="axial" draw:start-color="#ebf7ec" draw:end-color="#c3e8c8" draw:start-intensity="100%" draw:end-intensity="100%" draw:angle="180deg" draw:border="0%">
      <loext:gradient-stop svg:offset="0" loext:color-type="rgb" loext:color-value="#ebf7ec"/>
      <loext:gradient-stop svg:offset="1" loext:color-type="rgb" loext:color-value="#c3e8c8"/>
    </draw:gradient>
    <draw:gradient draw:name="Light_20_Green_20_Linear_20_T" draw:display-name="Light Green Linear T" draw:style="linear" draw:start-color="#c3e8c8" draw:end-color="#ebf7ec" draw:start-intensity="100%" draw:end-intensity="100%" draw:angle="0deg" draw:border="10%">
      <loext:gradient-stop svg:offset="0" loext:color-type="rgb" loext:color-value="#c3e8c8"/>
      <loext:gradient-stop svg:offset="1" loext:color-type="rgb" loext:color-value="#ebf7ec"/>
    </draw:gradient>
    <draw:gradient draw:name="Light_20_Grey_20_Linear_20_B" draw:display-name="Light Grey Linear B" draw:style="linear" draw:start-color="#b3b3b3" draw:end-color="#e5e5e5" draw:start-intensity="100%" draw:end-intensity="100%" draw:angle="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Linear_20_L" draw:display-name="Light Grey Linear L" draw:style="linear" draw:start-color="#b3b3b3" draw:end-color="#e5e5e5" draw:start-intensity="100%" draw:end-intensity="100%" draw:angle="18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>
      <loext:gradient-stop svg:offset="0" loext:color-type="rgb" loext:color-value="#b3b3b3"/>
      <loext:gradient-stop svg:offset="1" loext:color-type="rgb" loext:color-value="#e5e5e5"/>
    </draw:gradient>
    <draw:gradient draw:name="VRT_20_Light_20_Square_20_BR" draw:display-name="VRT Light Square BR" draw:style="square" draw:cx="30%" draw:cy="30%" draw:start-color="#0073bc" draw:end-color="#7fb9dd" draw:start-intensity="100%" draw:end-intensity="100%" draw:angle="0deg" draw:border="0%">
      <loext:gradient-stop svg:offset="0" loext:color-type="rgb" loext:color-value="#0073bc"/>
      <loext:gradient-stop svg:offset="1" loext:color-type="rgb" loext:color-value="#7fb9dd"/>
    </draw:gradient>
    <draw:stroke-dash draw:name="Dashed_20__28_var_29__20_2" draw:display-name="Dashed (var) 2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true" fo:line-height="150%" fo:text-align="justify" style:justify-single-word="false" fo:text-indent="1.251cm" style:auto-text-indent="false" style:page-number="auto"/>
      <style:text-properties style:font-name="PT Astra Serif2" fo:font-family="'PT Astra Serif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line-height="150%" fo:text-indent="1.251cm" style:auto-text-indent="false" style:page-number="auto"/>
      <style:text-properties style:font-name="PT Astra Serif2" fo:font-family="'PT Astra Serif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PT Astra Serif2" fo:font-family="'PT Astra Serif'" style:font-style-name="Обычный" style:font-family-generic="roman" style:font-pitch="variable" fo:font-size="10pt" style:font-size-asian="10pt" style:font-size-complex="10pt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 fo:padding="0cm" fo:border="none">
        <style:tab-stops/>
      </style:paragraph-properties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Основной_20_текст_20_на_20_титульной" style:display-name="Основной текст на титульной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style:font-name="PT Astra Serif" fo:font-family="'PT Astra Serif'" style:font-family-generic="roman" style:font-pitch="variable" fo:font-size="14pt" style:font-size-asian="14pt" style:font-size-complex="14pt"/>
    </style:style>
    <style:style style:name="Заголовок_20_на_20_титульной" style:display-name="Заголовок на титульной" style:family="paragraph" style:parent-style-name="Text_20_body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Блок_20_научного_20_руководителя" style:display-name="Блок научного руководителя" style:family="paragraph" style:parent-style-name="Text_20_body">
      <loext:graphic-properties draw:fill="none" draw:fill-color="#729fcf"/>
      <style:paragraph-properties fo:margin-left="11.299cm" fo:margin-right="0cm" fo:margin-top="0cm" fo:margin-bottom="0.247cm" style:contextual-spacing="false" fo:line-height="115%" fo:text-indent="0cm" style:auto-text-indent="false" fo:background-color="transparent"/>
      <style:text-properties style:font-name="PT Astra Serif" fo:font-family="'PT Astra Serif'" style:font-family-generic="roman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line-height="150%" fo:text-align="center" style:justify-single-word="false" style:page-number="auto"/>
      <style:text-properties style:font-name="PT Astra Serif1" fo:font-family="'PT Astra Serif'" style:font-style-name="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line-height="150%" fo:text-indent="1.251cm" style:auto-text-indent="false" style:page-number="auto"/>
      <style:text-properties style:font-name="PT Astra Serif1" fo:font-family="'PT Astra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/>
      <style:text-properties style:font-name="PT Astra Serif2" fo:font-family="'PT Astra Serif'" style:font-style-name="Обычный" style:font-family-generic="roman" style:font-pitch="variable" fo:font-size="12pt"/>
    </style:style>
    <style:style style:name="Table" style:family="paragraph" style:parent-style-name="Caption" style:class="extra" style:master-page-name="">
      <style:paragraph-properties fo:margin-top="0cm" fo:margin-bottom="0cm" style:contextual-spacing="false" fo:line-height="150%" style:page-number="auto"/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римечание" style:family="paragraph" style:parent-style-name="Text_20_body">
      <style:text-properties fo:font-size="12pt" style:font-size-asian="12pt" style:font-size-complex="12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1cm" style:contextual-spacing="true" fo:line-height="150%" fo:text-align="center" style:justify-single-word="false" fo:text-indent="0cm" style:auto-text-indent="false" style:page-number="auto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1.251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line-height="15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2pt"/>
    </style:style>
    <style:style style:name="Contents_20_3" style:display-name="Contents 3" style:family="paragraph" style:parent-style-name="Index" style:class="index">
      <style:paragraph-properties fo:margin-left="2.499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Листинг" style:family="paragraph" style:parent-style-name="Caption" style:master-page-name="">
      <style:paragraph-properties fo:margin-top="0cm" fo:margin-bottom="0cm" style:contextual-spacing="false" fo:line-height="150%" style:page-number="auto"/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Оформление_20_кода" style:display-name="Оформление кода" style:family="paragraph" style:parent-style-name="Table_20_Contents" style:master-page-name="">
      <style:paragraph-properties fo:line-height="150%" fo:text-align="start" style:justify-single-word="false" style:page-number="auto"/>
      <style:text-properties style:font-name="Source Code Pro" fo:font-family="'Source Code Pro'" style:font-style-name="Обычный" style:font-pitch="fixed" fo:font-size="11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умерация_20_строк_20_в_20_таблице" style:display-name="Нумерация строк в таблице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1cm" fo:text-indent="-0.55cm" fo:margin-left="0.8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строк_20_кода" style:display-name="Нумерация строк кода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источников" style:display-name="Нумерация источников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20:20:27.928967447</meta:creation-date>
    <dc:date>2025-11-03T20:10:21.556481210</dc:date>
    <meta:editing-duration>PT1H9S</meta:editing-duration>
    <meta:editing-cycles>19</meta:editing-cycles>
    <meta:generator>LibreOffice/25.8.2.2$Linux_X86_64 LibreOffice_project/580$Build-2</meta:generator>
    <meta:document-statistic meta:table-count="5" meta:image-count="0" meta:object-count="1" meta:page-count="16" meta:paragraph-count="209" meta:word-count="1190" meta:character-count="9043" meta:non-whitespace-character-count="7943"/>
  </office:meta>
</office:document-meta>
</file>

<file path=Object 1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